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ecc0" officeooo:paragraph-rsid="001becc0"/>
    </style:style>
    <style:style style:name="P2" style:family="paragraph" style:parent-style-name="Standard">
      <style:paragraph-properties>
        <style:tab-stops>
          <style:tab-stop style:position="0.243cm"/>
        </style:tab-stops>
      </style:paragraph-properties>
      <style:text-properties officeooo:rsid="001becc0" officeooo:paragraph-rsid="001becc0"/>
    </style:style>
    <style:style style:name="P3" style:family="paragraph" style:parent-style-name="Standard">
      <style:text-properties officeooo:rsid="001d36d3" officeooo:paragraph-rsid="001d36d3"/>
    </style:style>
    <style:style style:name="P4" style:family="paragraph" style:parent-style-name="Standard" style:list-style-name="L1">
      <style:text-properties officeooo:rsid="001d36d3" officeooo:paragraph-rsid="001d36d3"/>
    </style:style>
    <style:style style:name="P5" style:family="paragraph" style:parent-style-name="Standard">
      <style:text-properties officeooo:rsid="001f4d3d" officeooo:paragraph-rsid="001f4d3d"/>
    </style:style>
    <style:style style:name="T1" style:family="text">
      <style:text-properties officeooo:rsid="001cae3b"/>
    </style:style>
    <style:style style:name="T2" style:family="text">
      <style:text-properties officeooo:rsid="001d36d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ES JOAN RAMIS</text:p>
      <text:p text:style-name="P1"/>
      <text:p text:style-name="P1"/>
      <text:p text:style-name="P1"/>
      <text:p text:style-name="P1"/>
      <text:p text:style-name="P1">Destinació:Xerox de Menorca</text:p>
      <text:p text:style-name="P1"/>
      <text:p text:style-name="P1"/>
      <text:p text:style-name="P1"/>
      <text:p text:style-name="P1">Salutacions,</text:p>
      <text:p text:style-name="P1"/>
      <text:p text:style-name="P1">Desde el Joan Ramis i Ramis ens solicitam una comanda de 2 <text:span text:style-name="T1">impressores</text:span> a la vostra empressa</text:p>
      <text:p text:style-name="P1"/>
      <text:p text:style-name="P3">Models solicitats: </text:p>
      <text:p text:style-name="P3"/>
      <text:list xml:id="list152577511" text:style-name="L1">
        <text:list-item>
          <text:p text:style-name="P4">Multifuncional Xerox B225</text:p>
        </text:list-item>
        <text:list-item>
          <text:p text:style-name="P4">Multifuncional Xerox B2325</text:p>
        </text:list-item>
      </text:list>
      <text:p text:style-name="P1"/>
      <text:p text:style-name="P1">Mentre esperam la recepció de la nostra comanda, us saludam ben aten-</text:p>
      <text:p text:style-name="P2">tament,<text:span text:style-name="T2">Gracies per la vostra atenció</text:span></text:p>
      <text:p text:style-name="P1"/>
      <text:p text:style-name="P1"/>
      <text:p text:style-name="P5">Isaac Fernandez</text:p>
      <text:p text:style-name="P1">Propietàri <text:span text:style-name="T1">de Fnac</text:span></text:p>
      <text:p text:style-name="P1">Ciutadella, 10 de febrer de 20<text:span text:style-name="T1">23</text:span></text:p>
      <text:p text:style-name="P1"/>
      <text:p text:style-name="P1"/>
      <text:p text:style-name="P1">PD: Us retornam els catàlegs que ens vau prestar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9:10:11.210690690</meta:creation-date>
    <dc:date>2023-11-27T10:07:34.434347364</dc:date>
    <meta:editing-duration>PT22M3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71" meta:character-count="435" meta:non-whitespace-character-count="378"/>
  </office:meta>
</office:document-meta>
</file>